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1.7898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4126in"/>
    </style:style>
    <style:style style:name="co7" style:family="table-column">
      <style:table-column-properties fo:break-before="auto" style:column-width="0.4654in"/>
    </style:style>
    <style:style style:name="co8" style:family="table-column">
      <style:table-column-properties fo:break-before="auto" style:column-width="0.6484in"/>
    </style:style>
    <style:style style:name="co9" style:family="table-column">
      <style:table-column-properties fo:break-before="auto" style:column-width="1.3374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2.9516in"/>
    </style:style>
    <style:style style:name="co12" style:family="table-column">
      <style:table-column-properties fo:break-before="auto" style:column-width="1.2299in"/>
    </style:style>
    <style:style style:name="co13" style:family="table-column">
      <style:table-column-properties fo:break-before="auto" style:column-width="0.702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Quals</text:p>
          </table:table-cell>
          <table:table-cell table:style-name="ce1" office:value-type="string">
            <text:p>Cert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Deadline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ThermoFisher</text:p>
          </table:table-cell>
          <table:table-cell office:value-type="string">
            <text:p>Conversion Specialist</text:p>
          </table:table-cell>
          <table:table-cell office:value-type="string">
            <text:p>NC20110701-84053</text:p>
          </table:table-cell>
          <table:table-cell office:value-type="string">
            <text:p>Sales</text:p>
          </table:table-cell>
          <table:table-cell office:value-type="string">
            <text:p>Experienced</text:p>
          </table:table-cell>
          <table:table-cell office:value-type="string">
            <text:p>BS Life Science</text:p>
          </table:table-cell>
          <table:table-cell office:value-type="string">
            <text:p>None</text:p>
          </table:table-cell>
          <table:table-cell office:value-type="string">
            <text:p>Full</text:p>
          </table:table-cell>
          <table:table-cell office:value-type="string">
            <text:p>Atlanta, GA</text:p>
          </table:table-cell>
          <table:table-cell office:value-type="string">
            <text:p>NA</text:p>
          </table:table-cell>
          <table:table-cell office:value-type="string">
            <text:p><text:a xlink:href="https://careers.thermofisher.com/">https://careers.thermofisher.com</text:a></text:p>
          </table:table-cell>
          <table:table-cell office:value-type="string">
            <text:p>NA</text:p>
          </table:table-cell>
          <table:table-cell table:style-name="ce3" office:value-type="date" office:date-value="2011-02-11">
            <text:p>02/11/11</text:p>
          </table:table-cell>
          <table:table-cell table:number-columns-repeated="1011"/>
        </table:table-row>
        <table:table-row table:style-name="ro1">
          <table:table-cell office:value-type="string">
            <text:p>Adecco</text:p>
          </table:table-cell>
          <table:table-cell office:value-type="string">
            <text:p>Physics/Mathematics Graduate</text:p>
          </table:table-cell>
          <table:table-cell office:value-type="string">
            <text:p>US_EN_2_105966_169018</text:p>
          </table:table-cell>
          <table:table-cell office:value-type="string">
            <text:p>Engineering</text:p>
          </table:table-cell>
          <table:table-cell office:value-type="string">
            <text:p>Entry</text:p>
          </table:table-cell>
          <table:table-cell office:value-type="string">
            <text:p>3D mod/Finite</text:p>
          </table:table-cell>
          <table:table-cell office:value-type="string">
            <text:p>None</text:p>
          </table:table-cell>
          <table:table-cell office:value-type="string">
            <text:p>Contract</text:p>
          </table:table-cell>
          <table:table-cell office:value-type="string">
            <text:p>Windsor, CO</text:p>
          </table:table-cell>
          <table:table-cell office:value-type="string">
            <text:p>7995 EAST PRENTICE AVE #202</text:p>
          </table:table-cell>
          <table:table-cell office:value-type="string">
            <text:p>http://www.adeccousa.com/jobs/engineering-/</text:p>
          </table:table-cell>
          <table:table-cell office:value-type="string">
            <text:p>Rusty Shawley</text:p>
          </table:table-cell>
          <table:table-cell table:style-name="ce3" office:value-type="date" office:date-value="2010-10-08">
            <text:p>10/08/10</text:p>
          </table:table-cell>
          <table:table-cell table:number-columns-repeated="1011"/>
        </table:table-row>
        <table:table-row table:style-name="ro1">
          <table:table-cell office:value-type="string">
            <text:p>Adecco</text:p>
          </table:table-cell>
          <table:table-cell office:value-type="string">
            <text:p>R&amp;D Technician</text:p>
          </table:table-cell>
          <table:table-cell office:value-type="string">
            <text:p>US_EN_2_105989_153429</text:p>
          </table:table-cell>
          <table:table-cell office:value-type="string">
            <text:p>Engineering</text:p>
          </table:table-cell>
          <table:table-cell office:value-type="string">
            <text:p>Entry</text:p>
          </table:table-cell>
          <table:table-cell office:value-type="string">
            <text:p>Laser weld/elec form</text:p>
          </table:table-cell>
          <table:table-cell office:value-type="string">
            <text:p>None</text:p>
          </table:table-cell>
          <table:table-cell office:value-type="string">
            <text:p>Contract</text:p>
          </table:table-cell>
          <table:table-cell office:value-type="string">
            <text:p>Niles, IL</text:p>
          </table:table-cell>
          <table:table-cell office:value-type="string">
            <text:p>5501 North Cumberland, Suite 101</text:p>
          </table:table-cell>
          <table:table-cell office:value-type="string">
            <text:p>http://www.adeccousa.com/jobs/engineering-/</text:p>
          </table:table-cell>
          <table:table-cell office:value-type="string">
            <text:p>Margaret Thulin</text:p>
          </table:table-cell>
          <table:table-cell table:style-name="ce3" office:value-type="date" office:date-value="2010-05-10">
            <text:p>05/10/10</text:p>
          </table:table-cell>
          <table:table-cell table:number-columns-repeated="1011"/>
        </table:table-row>
        <table:table-row table:style-name="ro1">
          <table:table-cell office:value-type="string">
            <text:p>Adecco</text:p>
          </table:table-cell>
          <table:table-cell office:value-type="string">
            <text:p>Sr. Technician</text:p>
          </table:table-cell>
          <table:table-cell office:value-type="string">
            <text:p>US_EN_2_105435_151424</text:p>
          </table:table-cell>
          <table:table-cell office:value-type="string">
            <text:p>Engineering</text:p>
          </table:table-cell>
          <table:table-cell office:value-type="string">
            <text:p>Entry</text:p>
          </table:table-cell>
          <table:table-cell office:value-type="string">
            <text:p>Non-spec</text:p>
          </table:table-cell>
          <table:table-cell office:value-type="string">
            <text:p>None</text:p>
          </table:table-cell>
          <table:table-cell office:value-type="string">
            <text:p>Contract</text:p>
          </table:table-cell>
          <table:table-cell office:value-type="string">
            <text:p>Santa Clara, CA</text:p>
          </table:table-cell>
          <table:table-cell office:value-type="string">
            <text:p>2900 GORDON AVE. #207</text:p>
          </table:table-cell>
          <table:table-cell office:value-type="string">
            <text:p>http://www.adeccousa.com/jobs/engineering-/</text:p>
          </table:table-cell>
          <table:table-cell office:value-type="string">
            <text:p>Rose Aguirre</text:p>
          </table:table-cell>
          <table:table-cell table:style-name="ce3" office:value-type="date" office:date-value="2010-04-21">
            <text:p>04/21/10</text:p>
          </table:table-cell>
          <table:table-cell table:number-columns-repeated="1011"/>
        </table:table-row>
        <table:table-row table:style-name="ro1">
          <table:table-cell office:value-type="string">
            <text:p>Adecco</text:p>
          </table:table-cell>
          <table:table-cell office:value-type="string">
            <text:p>Technical Writer</text:p>
          </table:table-cell>
          <table:table-cell office:value-type="string">
            <text:p>US_EN_2_106079_176228</text:p>
          </table:table-cell>
          <table:table-cell office:value-type="string">
            <text:p>IT</text:p>
          </table:table-cell>
          <table:table-cell office:value-type="string">
            <text:p>Experienced</text:p>
          </table:table-cell>
          <table:table-cell office:value-type="string">
            <text:p>Many</text:p>
          </table:table-cell>
          <table:table-cell office:value-type="string">
            <text:p>None</text:p>
          </table:table-cell>
          <table:table-cell office:value-type="string">
            <text:p>Contract</text:p>
          </table:table-cell>
          <table:table-cell office:value-type="string">
            <text:p>Madison, WI</text:p>
          </table:table-cell>
          <table:table-cell office:value-type="string">
            <text:p>2607 N. GRANDVIEW BLVD., SN 470</text:p>
          </table:table-cell>
          <table:table-cell office:value-type="string">
            <text:p>http://www.adeccousa.com/jobs/engineering-/</text:p>
          </table:table-cell>
          <table:table-cell office:value-type="string">
            <text:p>Sara Nowakowski</text:p>
          </table:table-cell>
          <table:table-cell table:style-name="ce3" office:value-type="date" office:date-value="2011-01-11">
            <text:p>01/11/11</text:p>
          </table:table-cell>
          <table:table-cell table:number-columns-repeated="1011"/>
        </table:table-row>
        <table:table-row table:style-name="ro1">
          <table:table-cell office:value-type="string">
            <text:p>Applied Materials</text:p>
          </table:table-cell>
          <table:table-cell office:value-type="string">
            <text:p>Process MTS</text:p>
          </table:table-cell>
          <table:table-cell office:value-type="string">
            <text:p><text:s/>(38)-1100156</text:p>
          </table:table-cell>
          <table:table-cell office:value-type="string">
            <text:p>Engineering</text:p>
          </table:table-cell>
          <table:table-cell office:value-type="string">
            <text:p>Experienced</text:p>
          </table:table-cell>
          <table:table-cell office:value-type="string">
            <text:p>Many</text:p>
          </table:table-cell>
          <table:table-cell office:value-type="string">
            <text:p>None</text:p>
          </table:table-cell>
          <table:table-cell office:value-type="string">
            <text:p>Full</text:p>
          </table:table-cell>
          <table:table-cell office:value-type="string">
            <text:p>Hillsboro, OR</text:p>
          </table:table-cell>
          <table:table-cell office:value-type="string">
            <text:p>NA</text:p>
          </table:table-cell>
          <table:table-cell office:value-type="string">
            <text:p>https://appliedmat.taleo.net/careersection/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Citi</text:p>
          </table:table-cell>
          <table:table-cell office:value-type="string">
            <text:p>Quantitative Analyst</text:p>
          </table:table-cell>
          <table:table-cell office:value-type="float" office:value="10015512">
            <text:p>10015512</text:p>
          </table:table-cell>
          <table:table-cell office:value-type="string">
            <text:p>Finance</text:p>
          </table:table-cell>
          <table:table-cell office:value-type="string">
            <text:p>Entry</text:p>
          </table:table-cell>
          <table:table-cell office:value-type="string">
            <text:p>Many</text:p>
          </table:table-cell>
          <table:table-cell office:value-type="string">
            <text:p>None</text:p>
          </table:table-cell>
          <table:table-cell office:value-type="string">
            <text:p>Full</text:p>
          </table:table-cell>
          <table:table-cell office:value-type="string">
            <text:p>NY, NY</text:p>
          </table:table-cell>
          <table:table-cell office:value-type="string">
            <text:p>390 Greenwich St</text:p>
          </table:table-cell>
          <table:table-cell office:value-type="string">
            <text:p>https://citi.taleo.net/careersection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FLIR</text:p>
          </table:table-cell>
          <table:table-cell office:value-type="string">
            <text:p>Applications Engineer </text:p>
          </table:table-cell>
          <table:table-cell office:value-type="float" office:value="2667">
            <text:p>2667</text:p>
          </table:table-cell>
          <table:table-cell office:value-type="string">
            <text:p>Commercial</text:p>
          </table:table-cell>
          <table:table-cell office:value-type="string">
            <text:p>Entry</text:p>
          </table:table-cell>
          <table:table-cell office:value-type="string">
            <text:p>BS Life Science</text:p>
          </table:table-cell>
          <table:table-cell office:value-type="string">
            <text:p>None</text:p>
          </table:table-cell>
          <table:table-cell office:value-type="string">
            <text:p>Full</text:p>
          </table:table-cell>
          <table:table-cell office:value-type="string">
            <text:p>Santa Barbara , CA</text:p>
          </table:table-cell>
          <table:table-cell office:value-type="string">
            <text:p>NA</text:p>
          </table:table-cell>
          <table:table-cell office:value-type="string">
            <text:p>http://www.flirjobs.com/jobs.cfm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MRI Global</text:p>
          </table:table-cell>
          <table:table-cell office:value-type="string">
            <text:p>CONTRACT SCIENTIST</text:p>
          </table:table-cell>
          <table:table-cell office:value-type="string">
            <text:p>EB-1345489773</text:p>
          </table:table-cell>
          <table:table-cell office:value-type="string">
            <text:p>Biotech</text:p>
          </table:table-cell>
          <table:table-cell office:value-type="string">
            <text:p>Experienced</text:p>
          </table:table-cell>
          <table:table-cell office:value-type="string">
            <text:p>BS Physics</text:p>
          </table:table-cell>
          <table:table-cell office:value-type="string">
            <text:p>None</text:p>
          </table:table-cell>
          <table:table-cell office:value-type="string">
            <text:p>Contract</text:p>
          </table:table-cell>
          <table:table-cell office:value-type="string">
            <text:p>Timonium, MD</text:p>
          </table:table-cell>
          <table:table-cell office:value-type="string">
            <text:p>9515 Deereco Road Suite 900</text:p>
          </table:table-cell>
          <table:table-cell office:value-type="string">
            <text:p>http://www.pointandpost.com/jobs/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URS</text:p>
          </table:table-cell>
          <table:table-cell office:value-type="string">
            <text:p>Noise Scientist / Engineer</text:p>
          </table:table-cell>
          <table:table-cell office:value-type="string">
            <text:p>URS44284</text:p>
          </table:table-cell>
          <table:table-cell office:value-type="string">
            <text:p>Engineering</text:p>
          </table:table-cell>
          <table:table-cell office:value-type="string">
            <text:p>Experienced</text:p>
          </table:table-cell>
          <table:table-cell office:value-type="string">
            <text:p>BS Physics</text:p>
          </table:table-cell>
          <table:table-cell office:value-type="string">
            <text:p>None</text:p>
          </table:table-cell>
          <table:table-cell office:value-type="string">
            <text:p>Full</text:p>
          </table:table-cell>
          <table:table-cell office:value-type="string">
            <text:p>Santa Ana, CA</text:p>
          </table:table-cell>
          <table:table-cell office:value-type="string">
            <text:p>NA</text:p>
          </table:table-cell>
          <table:table-cell office:value-type="string">
            <text:p>https://www.urs.apply2jobs.com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01/14/2011</text:date>, <text:time>13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Cavagnolo</meta:initial-creator>
    <meta:creation-date>2011-01-12T15:51:26</meta:creation-date>
    <dc:date>2011-01-14T13:46:30</dc:date>
    <dc:creator>Ken Cavagnolo</dc:creator>
    <meta:editing-duration>PT01H23M47S</meta:editing-duration>
    <meta:editing-cycles>11</meta:editing-cycles>
    <meta:generator>OpenOffice.org/3.2$Unix OpenOffice.org_project/320m12$Build-9483</meta:generator>
    <meta:document-statistic meta:table-count="1" meta:cell-count="143" meta:object-count="0"/>
  </office:meta>
</office:document-meta>
</file>